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c38" officeooo:paragraph-rsid="00126c38"/>
    </style:style>
    <style:style style:name="P2" style:family="paragraph" style:parent-style-name="Standard">
      <style:paragraph-properties fo:text-align="start" style:justify-single-word="false"/>
      <style:text-properties officeooo:rsid="00126c38" officeooo:paragraph-rsid="00126c38"/>
    </style:style>
    <style:style style:name="P3" style:family="paragraph" style:parent-style-name="Standard">
      <style:paragraph-properties fo:text-align="start" style:justify-single-word="false"/>
      <style:text-properties officeooo:rsid="00126c38" officeooo:paragraph-rsid="00137ca8"/>
    </style:style>
    <style:style style:name="P4" style:family="paragraph" style:parent-style-name="Standard">
      <style:paragraph-properties fo:text-align="start" style:justify-single-word="false"/>
      <style:text-properties officeooo:paragraph-rsid="00126c38"/>
    </style:style>
    <style:style style:name="P5" style:family="paragraph" style:parent-style-name="Standard">
      <style:paragraph-properties fo:text-align="start" style:justify-single-word="false"/>
      <style:text-properties officeooo:paragraph-rsid="00137ca8"/>
    </style:style>
    <style:style style:name="P6" style:family="paragraph" style:parent-style-name="Standard">
      <style:paragraph-properties fo:text-align="start" style:justify-single-word="false"/>
      <style:text-properties officeooo:rsid="00137ca8" officeooo:paragraph-rsid="00137ca8"/>
    </style:style>
    <style:style style:name="T1" style:family="text">
      <style:text-properties officeooo:rsid="00126c38"/>
    </style:style>
    <style:style style:name="T2" style:family="text">
      <style:text-properties officeooo:rsid="00137ca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Planejamento de teste para o aplicativo Feirinha Artesanal APP</text:p>
      <text:p text:style-name="P2"/>
      <text:p text:style-name="P2"/>
      <text:p text:style-name="P2">Funcionalidade:</text:p>
      <text:p text:style-name="P2">Como aplicativo</text:p>
      <text:p text:style-name="P2">Desejo realizar o cadastro e login de um usuário para entrar no sistema</text:p>
      <text:p text:style-name="P2"/>
      <text:p text:style-name="P2">Cenário 01: Validar o cadastro de um comprador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clicou no botão Cadastrar</text:p>
      <text:p text:style-name="P2">Dado que selecionou a opção Comprador</text:p>
      <text:p text:style-name="P2">Quando preencher todos os dados obrigatórios para cadastro</text:p>
      <text:p text:style-name="P2">Quando clicar no botão Cadastro</text:p>
      <text:p text:style-name="P4"><text:span text:style-name="T1">Então </text:span><text:span text:style-name="T2">a mensagem de sucesso “Cadastro realizado com sucesso” </text:span><text:span text:style-name="T1">é apresentada e o usuário cadastrado no aplicativo</text:span></text:p>
      <text:p text:style-name="P6">Então os dados do usuário são cadastrados no banco</text:p>
      <text:p text:style-name="P2"/>
      <text:p text:style-name="P4"><text:span text:style-name="T1">Cenário 02: Validar o cadastro de um vendedor</text:span>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clicou no botão Cadastrar</text:p>
      <text:p text:style-name="P4"><text:span text:style-name="T1">Dado que selecionou a opção Vendedor</text:span></text:p>
      <text:p text:style-name="P2">Quando preencher todos os dados obrigatórios para cadastro</text:p>
      <text:p text:style-name="P2">Quando clicar no botão Cadastro</text:p>
      <text:p text:style-name="P3">Então <text:span text:style-name="T2">a</text:span> mensagem de sucesso <text:span text:style-name="T2">“Cadastro realizado com sucesso”</text:span> é apresentada e o usuário cadastrado no aplicativo</text:p>
      <text:p text:style-name="P6">Então os dados do usuário são cadastrados no banco</text:p>
      <text:p text:style-name="P2"/>
      <text:p text:style-name="P2">Cenário 03: Validar o login de um usuário comprador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foi direcionado para a página inicial do aplicativo</text:p>
      <text:p text:style-name="P2">Quando preencher os dados com usuário e senha de um usuário do tipo comprador já cadastrado no aplicativo</text:p>
      <text:p text:style-name="P2">Quando clicar em Entrar</text:p>
      <text:p text:style-name="P2">Então o usuário é redirecionado para a página inicial do aplicativo para comprador</text:p>
      <text:p text:style-name="P2"/>
      <text:p text:style-name="P4"><text:span text:style-name="T1">Cenário 04: Validar o login de um usuário vendedor</text:span></text:p>
      <text:p text:style-name="P2">Dado que esteja com o aplicativo Feirinha Artesanal instalado em um telefone Android</text:p>
      <text:p text:style-name="P2">Dado que clicou no ícone para abertura do aplicativo</text:p>
      <text:p text:style-name="P2">Dado que foi direcionado para a página inicial do aplicativo</text:p>
      <text:p text:style-name="P4"><text:span text:style-name="T1">Quando preencher os dados com usuário e senha de um usuário do tipo vendedor já cadastrado no aplicativo</text:span></text:p>
      <text:p text:style-name="P2">Quando clicar em Entrar</text:p>
      <text:p text:style-name="P2">Então o usuário é redirecionado para a página inicial do aplicativo para vendedor</text:p>
      <text:p text:style-name="P2"/>
      <text:p text:style-name="P5"><text:span text:style-name="T1">Cenário 0</text:span><text:span text:style-name="T2">5</text:span><text:span text:style-name="T1">: Validar o </text:span><text:span text:style-name="T2">não </text:span><text:span text:style-name="T1">login de um usuário </text:span><text:span text:style-name="T2">não cadastrado no aplicativo</text:span></text:p>
      <text:p text:style-name="P3">Dado que esteja com o aplicativo Feirinha Artesanal instalado em um telefone Android</text:p>
      <text:p text:style-name="P3">Dado que clicou no ícone para abertura do aplicativo</text:p>
      <text:p text:style-name="P3">Dado que foi direcionado para a página inicial do aplicativo</text:p>
      <text:p text:style-name="P5"><text:soft-page-break/><text:span text:style-name="T1">Quando preencher os dados com usuário e senha de um usuário do tipo vendedo</text:span><text:span text:style-name="T2">r ou comprador que não esteja cadastrado no aplicativo</text:span></text:p>
      <text:p text:style-name="P3">Quando clicar em Entrar</text:p>
      <text:p text:style-name="P5"><text:span text:style-name="T1">Então </text:span><text:span text:style-name="T2">uma mensagem de erro é apresentada na tela e o usuário não entra no sistema</text:span></text:p>
      <text:p text:style-name="P5"/>
      <text:p text:style-name="P6">Cenário 06: Validar campos para cadastro de um usuário vendedor</text:p>
      <text:p text:style-name="P3">Dado que esteja com o aplicativo Feirinha Artesanal instalado em um telefone Android</text:p>
      <text:p text:style-name="P3">Dado que clicou no ícone para abertura do aplicativo</text:p>
      <text:p text:style-name="P3">Dado que foi direcionado para a página inicial do aplicativo</text:p>
      <text:p text:style-name="P6">Dado que clicou no botão Cadastrar</text:p>
      <text:p text:style-name="P6">Quando clicar na opção Vendedor</text:p>
      <text:p text:style-name="P6">Então a tela é redirecionada para o cadastro e os seguintes campos são apresentados:</text:p>
      <text:p text:style-name="P6">| Campo | Valor |</text:p>
      <text:p text:style-name="P6">| Email | e-mail do usuário |</text:p>
      <text:p text:style-name="P6">| CPF/CNPJ | CPF ou CNPJ do usuário |</text:p>
      <text:p text:style-name="P6">| Nome completo | nome completo do usuário ou empresa para cadastro |</text:p>
      <text:p text:style-name="P6">| Conta | conta bancária do usuário |</text:p>
      <text:p text:style-name="P6">| Cidade | cidade de endereço do usuário |</text:p>
      <text:p text:style-name="P6">| UF | estado do endereço do usuário |</text:p>
      <text:p text:style-name="P6">| Senha | senha para ser utilizada na autenticação do login |</text:p>
      <text:p text:style-name="P6">| Cadastro | botão para finalizar o cadastro |</text:p>
      <text:p text:style-name="P6"/>
      <text:p text:style-name="P6"/>
      <text:p text:style-name="P5"><text:span text:style-name="T2">Cenário 07: Validar campos para cadastro de um usuário comprador</text:span></text:p>
      <text:p text:style-name="P3">Dado que esteja com o aplicativo Feirinha Artesanal instalado em um telefone Android</text:p>
      <text:p text:style-name="P3">Dado que clicou no ícone para abertura do aplicativo</text:p>
      <text:p text:style-name="P3">Dado que foi direcionado para a página inicial do aplicativo</text:p>
      <text:p text:style-name="P6">Dado que clicou no botão Cadastrar</text:p>
      <text:p text:style-name="P6">Quando clicar na opção Comprador</text:p>
      <text:p text:style-name="P6">Então a tela é redirecionada para o cadastro e os seguintes campos são apresentados:</text:p>
      <text:p text:style-name="P6">| Campo | Valor |</text:p>
      <text:p text:style-name="P6">| Email | e-mail do usuário |</text:p>
      <text:p text:style-name="P6">| CPF/CNPJ | CPF ou CNPJ do usuário |</text:p>
      <text:p text:style-name="P6">| Nome completo | nome completo do usuário ou empresa para cadastro |</text:p>
      <text:p text:style-name="P6">| Conta | conta bancária do usuário |</text:p>
      <text:p text:style-name="P6">| Cidade | cidade de endereço do usuário |</text:p>
      <text:p text:style-name="P6">| UF | estado do endereço do usuário |</text:p>
      <text:p text:style-name="P6">| Senha | senha para ser utilizada na autenticação do login |</text:p>
      <text:p text:style-name="P6">| Cadastro | botão para finalizar o cadastro |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9:49:01.528922859</meta:creation-date>
    <meta:editing-duration>PT9M5S</meta:editing-duration>
    <meta:editing-cycles>2</meta:editing-cycles>
    <meta:generator>LibreOffice/6.4.7.2$Linux_X86_64 LibreOffice_project/40$Build-2</meta:generator>
    <dc:date>2021-10-25T18:15:21.097206273</dc:date>
    <meta:document-statistic meta:table-count="0" meta:image-count="0" meta:object-count="0" meta:page-count="2" meta:paragraph-count="75" meta:word-count="722" meta:character-count="4151" meta:non-whitespace-character-count="3504"/>
  </office:meta>
</office:document-meta>
</file>